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margin-left="0mm" fo:margin-right="0mm" fo:text-align="start" style:justify-single-word="false" fo:text-indent="12.35mm" style:auto-text-indent="false"/>
      <style:text-properties fo:font-weight="bold" style:font-weight-asian="bold" style:font-weight-complex="bold"/>
    </style:style>
    <style:style style:name="P4" style:family="paragraph" style:parent-style-name="Standard">
      <style:paragraph-properties fo:margin-left="0mm" fo:margin-right="0mm" fo:text-align="justify" style:justify-single-word="false" fo:text-indent="12.35mm" style:auto-text-indent="false"/>
      <style:text-properties fo:font-weight="bold" style:font-weight-asian="bold" style:font-weight-complex="bold"/>
    </style:style>
    <style:style style:name="P5" style:family="paragraph" style:parent-style-name="Standard">
      <style:paragraph-properties fo:margin-left="0mm" fo:margin-right="0mm" fo:text-align="start" style:justify-single-word="false" fo:text-indent="12.35mm" style:auto-text-indent="false"/>
      <style:text-properties fo:font-weight="normal" style:font-weight-asian="normal" style:font-weight-complex="normal"/>
    </style:style>
    <style:style style:name="P6" style:family="paragraph" style:parent-style-name="Standard">
      <style:paragraph-properties fo:margin-left="0mm" fo:margin-right="0mm" fo:text-align="justify" style:justify-single-word="false" fo:text-indent="12.35mm" style:auto-text-indent="false"/>
      <style:text-properties fo:font-weight="normal" style:font-weight-asian="normal" style:font-weight-complex="normal"/>
    </style:style>
    <style:style style:name="P7" style:family="paragraph" style:parent-style-name="Standard">
      <style:paragraph-properties fo:margin-left="0mm" fo:margin-right="0mm" fo:text-align="start" style:justify-single-word="false" fo:text-indent="12.35mm" style:auto-text-indent="false"/>
      <style:text-properties fo:font-variant="normal" fo:text-transform="none" fo:color="#222222" style:font-name="arial" fo:font-size="9.75pt" fo:letter-spacing="normal" fo:font-style="normal" fo:font-weight="normal" style:font-weight-asian="normal" style:font-weight-complex="normal"/>
    </style:style>
    <style:style style:name="P8" style:family="paragraph" style:parent-style-name="Standard">
      <style:paragraph-properties fo:margin-left="0mm" fo:margin-right="0mm" fo:text-align="start" style:justify-single-word="false" fo:text-indent="-0.23mm" style:auto-text-indent="false">
        <style:tab-stops/>
      </style:paragraph-properties>
      <style:text-properties fo:font-variant="normal" fo:text-transform="none" fo:color="#222222" style:font-name="arial" fo:font-size="9.75pt" fo:letter-spacing="normal" fo:font-style="normal" fo:font-weight="normal" style:font-weight-asian="bold" style:font-weight-complex="bold"/>
    </style:style>
    <style:style style:name="P9" style:family="paragraph" style:parent-style-name="Standard">
      <style:paragraph-properties fo:margin-left="0mm" fo:margin-right="0mm" fo:text-align="start" style:justify-single-word="false" fo:text-indent="-0.23mm" style:auto-text-indent="false">
        <style:tab-stops/>
      </style:paragraph-properties>
      <style:text-properties fo:font-variant="normal" fo:text-transform="none" fo:color="#222222" style:font-name="Arial" fo:font-size="9.75pt" fo:letter-spacing="normal" fo:font-style="italic" fo:font-weight="normal" style:font-style-asian="italic" style:font-weight-asian="bold" style:font-style-complex="italic" style:font-weight-complex="bold"/>
    </style:style>
    <style:style style:name="T1" style:family="text">
      <style:text-properties fo:font-style="italic" style:font-style-asian="italic" style:font-style-complex="italic"/>
    </style:style>
    <style:style style:name="T2" style:family="text">
      <style:text-properties style:font-name="Arial"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ОТЧЕТ</text:p>
      <text:p text:style-name="P2">о выполнении тестового задания “Downloader”</text:p>
      <text:p text:style-name="P2">Р.Горковенко, 13 февраля 2013</text:p>
      <text:p text:style-name="P1"/>
      <text:p text:style-name="P3">Задание</text:p>
      <text:p text:style-name="P3">Из письма 12:32 12.02.13</text:p>
      <text:p text:style-name="P8"><text:span text:style-name="T2">Downloader<text:line-break/><text:line-break/>Предположим нам в системе нужен компонент, который АСИНХРОННО качает по различным протоколам данные.<text:line-break/>Мы знаем, что сетевое взаимодействие нужно распараллеливать для эффективного использование канала (одни источники данных отвечают быстро другие медленно).<text:line-break/><text:line-break/>При этом хочется уметь:<text:line-break/><text:line-break/>1) отменять закачку, не останавливая другие<text:line-break/>2) понять в каком она состоянии (не начата, в процессе, закончена)<text:line-break/>3) не всегда данные можно скачать (к примеру, ресурс не отвечает) в случае облома - хочется чтоб клиент запросивший данные мог понять из работы качальщика, что случилось.<text:line-break/><text:line-break/>Задам начальную архитектуру: DownloadManager, DownloadRequest, DownloadResponse, DownloadController<text:line-break/>Это не жестко заданная архитектура, а начальная точка, возможно не хватает каких-то других важных интерфейсов (Тут и далее под «интерфейс» я понимаю программный интерфейсов терминах java interface, а не UI).<text:line-break/><text:line-break/>Задача:<text:line-break/><text:line-break/>1) продумать и написать интерфейсы качальщика с комментариями.<text:line-break/>2) собственно реализовать простейшие методы для протокола http на java<text:line-break/><text:line-break/>На что мы будем обращать большее внимание:<text:line-break/><text:line-break/>1) Как спроектированы интерфейсы качальщика (ООП, объекты их взаимодействия)<text:line-break/>2) Работа с многопоточностью</text:span><text:line-break/></text:p>
      <text:p text:style-name="P3">Из письма 18:39 того же дня</text:p>
      <text:p text:style-name="P9">DownloadManager - менеджер закачек. Ключевая компонента, отвечающая за скачивание. К нему приходят пользователи, для того чтобы что-то скачать.<text:line-break/>DownloadController - контроллер, управлятор. С помощью этой компоненты пользователи могут управлять закачкой. Приостанавливать, скачивать..<text:line-break/>DownloadRequest - содержит в себе информацию о том, что и как скачивать.<text:line-break/>DownloadResponse - ответная информация о том, что и как скачалось.</text:p>
      <text:p text:style-name="P7"/>
      <text:p text:style-name="P3">Из письма 21:58 того же дня</text:p>
      <text:p text:style-name="P9">Да, эти две структуры связаны. Пользователь ставит задачу в DownloadManager, а управляет ей через DownloadController.<text:line-break/><text:line-break/>"Компонента" по сути одна, и назызается она качальщик (DownloadManager).</text:p>
      <text:p text:style-name="P5"/>
      <text:p text:style-name="P4">Мое видение задания</text:p>
      <text:p text:style-name="P6">Я не уверен что объяснение про “две компоненты” которые “по сути одна” меня устраивает, по работе начальнику я бы это прямо сказал, но с потенциальным работодателем ситуация другая и я допускаю что “неточность формулировок” может быть связана не только с недостатком времени, но и с желанием отдать что-то на “домысливание”.</text:p>
      <text:p text:style-name="P6">В связи с этим “компонента” для управления закачками у меня точно одна – разные её <text:soft-page-break/>методы позволяют запускать и останавливать закачки.</text:p>
      <text:p text:style-name="P6">Насчёт DownloadRequest и DownloadResponse я в общем тоже не думаю что понял хорошо. Ответ пользователю вроде бы должен прийти сразу когда он поставил закачку – с другой стороны результат закачки-то будет известен только когда она скачается.</text:p>
      <text:p text:style-name="P6"/>
      <text:p text:style-name="P4">Ограничения решения</text:p>
      <text:p text:style-name="P6">Сервис сохраняющий скачанные файлы на диск исключительно примитивен и присутствует только чтобы не “эмулировать” сохранение.</text:p>
      <text:p text:style-name="P6">Не сделана возможность приостановки-продолжения закачки. Закачку можно только совсем отменить. Мои 8 часов на исходе и я не успею её добавить. Мысли о том как бы я это сделал приведены ниже (в разделе “развитие”).</text:p>
      <text:p text:style-name="P6">Не добавлен сервис HostPolicy, определяющий политику скачивания с разных хостов. О том как я бы это стал делать – в разделе “развитие”.</text:p>
      <text:p text:style-name="P6">Для того что бы тестировать и оценивать приложение явно требуются интеграционные/функциональные тесты, которых к сожалению за недостатком времени нет. Вручную пытаться найти “сбоящие” закачки, или торопиться протестировать “отмену” довольно сложно.</text:p>
      <text:p text:style-name="P6"/>
      <text:p text:style-name="P4">Компиляция, запуск и использование</text:p>
      <text:p text:style-name="P6">Проект использует сборку с помощью maven.</text:p>
      <text:p text:style-name="P6">mvn package – собирает</text:p>
      <text:p text:style-name="P6">mvn clean package – начисто пересобирает</text:p>
      <text:p text:style-name="P6">mvn jetty:run – запускает в девелоперском режиме</text:p>
      <text:p text:style-name="P6">После запуска нужно открыть в браузере адрес <text:a xlink:type="simple" xlink:href="http://localhost:8080/">http://localhost:8080</text:a> чтобы попасть на первую страницу приложения.</text:p>
      <text:p text:style-name="P6">На этой странице (добавления закачек) можно вводить ссылки на скачиваемые файлы и жать кнопку “submit”. Для проверки состояния закачек можно перейти по нижней ссылке на соответствующую страницу.</text:p>
      <text:p text:style-name="P6">На странице состояния закачек видно какие в процессе, а какие уже скачались. Для тех что “в процессе” доступна ссылка для останова (отмены закачки).</text:p>
      <text:p text:style-name="P6">Скачанные файлы складываются в ту же папку откуда запущено приложение. Имена файлов представляют URL-ы в которых знаки препинания заменены на подчёркивания.</text:p>
      <text:p text:style-name="P6">Примеры ссылок:</text:p>
      <text:p text:style-name="P6"><text:a xlink:type="simple" xlink:href="http://www.ya.ru/">http://www.ya.ru</text:a></text:p>
      <text:p text:style-name="P6"><text:a xlink:type="simple" xlink:href="http://en.wikipedia.org/wiki/Abraham_Lincoln">http://en.wikipedia.org/wiki/Abraham_Lincoln</text:a></text:p>
      <text:p text:style-name="P6"><text:a xlink:type="simple" xlink:href="http://www.sai.msu.su/apache/tomcat/tomcat-7/v7.0.35/bin/apache-tomcat-7.0.35.zip">http://www.sai.msu.su/apache/tomcat/tomcat-7/v7.0.35/bin/apache-tomcat-7.0.35.zip</text:a></text:p>
      <text:p text:style-name="P6"/>
      <text:p text:style-name="P6"/>
      <text:p text:style-name="P4">Описание архитектуры решения</text:p>
      <text:p text:style-name="P6">Для установления взаимодействий между объектами приложения я решил использовать Spring. Поскольку уж всё равно будет Spring, то я сделал проект в виде web-приложения (всё равно его нужно как-то проверять было бы, и пользовательский веб-интерфейс не хуже прочего). О том как приложение может быть разделено на собственно скачивалку и интерфейс к ней – в разделе “развитие”.</text:p>
      <text:p text:style-name="P6"/>
      <text:p text:style-name="P6">Сердцем “скачивальщика” является сервис DownloadCore – он содержит списки активных и завершённых закачек, а также методы для управления ими.</text:p>
      <text:p text:style-name="P6">Заявки на закачку в виде объектов типа DownloadRequest приходят от DownloadManager (который играет роль тех самых “двух компонент”), ответ на заявку уходит в виде объекта <text:soft-page-break/>DownloadResponse. Эти два объекта явно не слишком продуманы т.к. на текущий момент не вполне ясно какую роль мы на них хотим возлагать.</text:p>
      <text:p text:style-name="P6">Получив заявку DownloadCore пытается создать ProtocolChannel для требуемого протокола (поэтому ссылки должны содержать указание на протокол). Сейчас есть только одна реализация (для http) ProtocolChannelHttp.</text:p>
      <text:p text:style-name="P6">Класс реализующий ProtocolChannel должен реализовывать весь асинхронный обмен по соединению. Для этого он использует методы nio из java 7 API. Я бы использовал netty вероятно, да не знаю ни того ни другого – с java 7 API показалось что смогу быстрее разобраться. Вроде бы работоспособно получилось.</text:p>
      <text:p text:style-name="P6">Объекты ProtocolChannel порождаются сервисом ChannelService, который содержит сердце “многопоточной” обработки. Тут пока всё весьма примитивно – используется ThreadPoolTaskExecutor входящий в состав спринга – и используется он не мною лично, а самим java 7 API для nio.</text:p>
      <text:p text:style-name="P6">Для сохранения данных в файлы используется FileService – это прототипичная реализация единственным достоинством которой является что она работает.</text:p>
      <text:p text:style-name="P6">Сервис DownloadManager управляется контроллером MainActions который обрабатывает запросы к нескольким веб-страницам имеющимся в приложении.</text:p>
      <text:p text:style-name="P4"/>
      <text:p text:style-name="P4">Развитие</text:p>
      <text:p text:style-name="P6">1) Хорошо бы отделить интерфейс от качальщика. Можно их обоих сделать спринговыми веб-прибожениями, но качальщик (его DownloadCore) должен получать команды с помощью JSON, например. Это несложно сделать сериализуя DownloadRequest, DownloadResponse и DownloadItem которыми обмениваются DownloadManager и DownloadCore – например с помощью jackson. К сожалению мне не кажется что текущая архитектура самого этого обмена хороша. Все три объекта отчасти логически пересекаются, а DownloadResponse почти ничего не делает. Это нужно обдумывать прежде чем совершенствовать.</text:p>
      <text:p text:style-name="P6">2) Докачки пока нет, если бы я её стал делать, то по-видимому либо сохранял бы соответствующий DownloadItem (либо определял бы необходимость докачки по существующему на диске фрагменту файла). Физически закачку пришлось бы начинать снова (для HTTP по крайней мере) но пропускать уже скачанный фрагмент. Запрос на приостанов был бы похож на запрос на отмену, а запрос на продолжение был бы идентичен запросу на скачивание.</text:p>
      <text:p text:style-name="P6">3) HostPolicy – если он просто разрешает/запрещает скачивание с хостов можно сделать отдельным сервисом и обращаться к нему либо из DownloadManager либо из DownloadCore при постановке закачки – в зависимости от того какую логику мы в это вкладываем (разница впрочем небольшая). В обоих случаях можно было бы сгенерировать в случае отказа специальный DownloadResponse и показать его пользователю ничего не скачивая. В общем, технически проблемы здесь я не вижу, хотя возможно я не так понял пожелание по этому пункту и нужно что-то более сложное (приоритеты скачивания что ли?).</text:p>
      <text:p text:style-name="P6">4) Приоритеты скачивания в данной версии непосредственно встроить нельзя – файлы качаются так быстро как могут. Можно бы добавить фрагмент который вызывает следующее чтение не непосредственно, а через некоторый таймаут. Но сейчас это было бы на уровне реализации протокола (т.е. каждый протокол должен был бы это реализовывать сам) – а мне неясно, правильно ли это. Хотя возможно для некоторых протоколов это будет недопустимо, тогда вроде бы действительно каждый протокол должен делать это по-своему.</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1.99mm"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dion Gorkovenko</meta:initial-creator>
    <meta:creation-date>2013-02-13T09:16:40</meta:creation-date>
    <meta:document-statistic meta:table-count="0" meta:image-count="0" meta:object-count="0" meta:page-count="3" meta:paragraph-count="46" meta:word-count="1167" meta:character-count="8340"/>
    <dc:date>2013-02-13T09:58:28</dc:date>
    <dc:creator>Rodion Gorkovenko</dc:creator>
    <meta:editing-duration>PT00H06M55S</meta:editing-duration>
    <meta:editing-cycles>1</meta:editing-cycles>
    <meta:generator>OpenOffice.org/3.2$Linux OpenOffice.org_project/320m12$Build-9483</meta:generator>
  </office:meta>
</office:document-meta>
</file>